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fill-color="#dddddd" draw:opacity="76%" draw:textarea-horizontal-align="justify" draw:textarea-vertical-align="middle" draw:auto-grow-height="false" fo:min-height="1.306cm" fo:min-width="1.056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svg:stroke-color="#00ffff" draw:fill-color="#99ffff" draw:opacity="100%" draw:textarea-horizontal-align="justify" draw:textarea-vertical-align="middle" draw:auto-grow-height="false" fo:min-height="1.75cm" fo:min-width="2.7cm"/>
    </style:style>
    <style:style style:name="gr10" style:family="graphic" style:parent-style-name="objectwithoutfill">
      <style:graphic-properties svg:stroke-color="#00cccc" draw:marker-end="Arrow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ddddd" draw:opacity="76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ffff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10.4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1cm" svg:height="1cm" draw:transform="rotate (-3.14159265358979) translate (11.7cm 11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2cm" svg:height="2.2cm" svg:x="2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3.2cm" svg:y1="14.3cm" svg:x2="3.2cm" svg:y2="12.1cm">
          <text:p/>
        </draw:line>
        <draw:line draw:style-name="gr7" draw:text-style-name="P5" draw:layer="layout" svg:x1="2.1cm" svg:y1="13.2cm" svg:x2="4.3cm" svg:y2="13.2cm">
          <text:p/>
        </draw:line>
        <draw:frame draw:style-name="gr8" draw:text-style-name="P6" draw:layer="layout" svg:width="0.9cm" svg:height="1cm" svg:x="2.7cm" svg:y="11.3cm">
          <draw:text-box>
            <text:p>N</text:p>
          </draw:text-box>
        </draw:frame>
        <draw:frame draw:style-name="gr8" draw:text-style-name="P6" draw:layer="layout" svg:width="0.9cm" svg:height="1cm" svg:x="4.1cm" svg:y="12.7cm">
          <draw:text-box>
            <text:p>E</text:p>
          </draw:text-box>
        </draw:frame>
        <draw:frame draw:style-name="gr8" draw:text-style-name="P6" draw:layer="layout" svg:width="0.9cm" svg:height="1cm" svg:x="1.3cm" svg:y="12.7cm">
          <draw:text-box>
            <text:p>O</text:p>
          </draw:text-box>
        </draw:frame>
        <draw:frame draw:style-name="gr8" draw:text-style-name="P6" draw:layer="layout" svg:width="0.9cm" svg:height="1cm" svg:x="2.7cm" svg:y="14.2cm">
          <draw:text-box>
            <text:p>S</text:p>
          </draw:text-box>
        </draw:frame>
        <draw:custom-shape draw:style-name="gr9" draw:text-style-name="P7" draw:layer="layout" svg:width="3.2cm" svg:height="2cm" svg:x="8.8cm" svg:y="14.5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9.888cm" svg:y1="12.198cm" svg:x2="9.912cm" svg:y2="18.501cm">
          <text:p/>
        </draw:line>
        <draw:line draw:style-name="gr10" draw:text-style-name="P8" draw:layer="layout" svg:x1="11.299cm" svg:y1="12.198cm" svg:x2="11.323cm" svg:y2="18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17:46.273128947</dc:date>
    <meta:editing-duration>PT1H25M18S</meta:editing-duration>
    <meta:editing-cycles>20</meta:editing-cycles>
    <meta:generator>LibreOffice/5.1.6.2$Linux_X86_64 LibreOffice_project/10m0$Build-2</meta:generator>
    <meta:document-statistic meta:object-count="15"/>
  </office:meta>
</office:document-meta>
</file>